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5fc96" officeooo:paragraph-rsid="0005fc96"/>
    </style:style>
    <style:style style:name="P2" style:family="paragraph" style:parent-style-name="Standard">
      <style:text-properties style:font-name="Liberation Sans" fo:font-weight="bold" officeooo:rsid="0005fc96" officeooo:paragraph-rsid="0005fc96" style:font-weight-asian="bold" style:font-weight-complex="bold"/>
    </style:style>
    <style:style style:name="P3" style:family="paragraph" style:parent-style-name="Standard">
      <style:text-properties style:font-name="Liberation Sans" officeooo:rsid="000792a6" officeooo:paragraph-rsid="000792a6"/>
    </style:style>
    <style:style style:name="P4" style:family="paragraph" style:parent-style-name="Standard">
      <style:text-properties style:font-name="Liberation Sans" officeooo:rsid="00085259" officeooo:paragraph-rsid="00085259"/>
    </style:style>
    <style:style style:name="P5" style:family="paragraph" style:parent-style-name="Standard">
      <style:text-properties style:font-name="Liberation Sans" officeooo:rsid="0005fc96" officeooo:paragraph-rsid="0005fc96"/>
    </style:style>
    <style:style style:name="P6" style:family="paragraph" style:parent-style-name="Standard">
      <style:text-properties style:font-name="Liberation Sans" officeooo:rsid="000792a6" officeooo:paragraph-rsid="000792a6"/>
    </style:style>
    <style:style style:name="P7" style:family="paragraph">
      <style:text-properties style:font-name="Liberation Sans"/>
    </style:style>
    <style:style style:name="P8" style:family="paragraph">
      <loext:graphic-properties draw:fill="solid" draw:fill-color="#ffff00"/>
      <style:text-properties style:font-name="Liberation Sans"/>
    </style:style>
    <style:style style:name="T1" style:family="text">
      <style:text-properties officeooo:rsid="0006742f"/>
    </style:style>
    <style:style style:name="T2" style:family="text">
      <style:text-properties fo:font-weight="bold" officeooo:rsid="0006742f" style:font-weight-asian="bold" style:font-weight-complex="bold"/>
    </style:style>
    <style:style style:name="T3" style:family="text">
      <style:text-properties fo:font-weight="bold" officeooo:rsid="00093b4b" style:font-weight-asian="bold" style:font-weight-complex="bold"/>
    </style:style>
    <style:style style:name="T4" style:family="text">
      <style:text-properties officeooo:rsid="00093b4b"/>
    </style:style>
    <style:style style:name="T5" style:family="text">
      <style:text-properties style:font-name="Liberation Sans"/>
    </style:style>
    <style:style style:name="gr1" style:family="graphic">
      <style:graphic-properties draw:stroke="none" svg:stroke-color="#000000" draw:fill="solid" draw:fill-color="#ffff00" fo:min-height="1.145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epared Statements</text:p>
      <text:p text:style-name="P1"/>
      <text:p text:style-name="P1">Work from Eclipse</text:p>
      <text:p text:style-name="P1"/>
      <text:p text:style-name="P4">Import the BobbyTables project and check the two different solutions – one without and one with PreparedStatements. Run the the classes and observe the difference in their behaviour.</text:p>
      <text:p text:style-name="P1"/>
      <text:p text:style-name="P1">Find a DB-class in the FFC project, or in Company. Convert all the SQL code to PreparedStatements. <text:span text:style-name="T1">Make sure that </text:span><text:span text:style-name="T2">inserts</text:span><text:span text:style-name="T1">, </text:span><text:span text:style-name="T2">updates</text:span><text:span text:style-name="T1">, and </text:span><text:span text:style-name="T2">queries</text:span><text:span text:style-name="T1"> are converted. </text:span></text:p>
      <text:p text:style-name="P1"/>
      <text:p text:style-name="P1">Remember, there is a performance gain if you re-use your prepared statements. Therefore, you should only create them once, and re-use them later. </text:p>
      <text:p text:style-name="P1"><draw:frame text:anchor-type="paragraph" draw:z-index="0" draw:name="Shape1" draw:style-name="gr1" draw:text-style-name="P8" svg:width="6.028in" svg:height="1.3425in" svg:x="0.4925in" svg:y="0.0862in"><draw:text-box><text:p text:style-name="P7"><text:span text:style-name="T5"><text:s/></text:span><text:span text:style-name="T5">1. Create constants (private static final String …) to store the SQL in the class </text:span></text:p><text:p text:style-name="P7"><text:span text:style-name="T5"><text:s/></text:span><text:span text:style-name="T5">2. Create instance variables that hold the PreparedStatements </text:span></text:p><text:p text:style-name="P7"><text:span text:style-name="T5"><text:s/></text:span><text:span text:style-name="T5">3. In the constructor, initialize the PrepredStatement objects using the constants</text:span></text:p><text:p text:style-name="P7"><text:span text:style-name="T5"><text:s/></text:span><text:span text:style-name="T5">4. In the methods, use the PreparedStatement objects </text:span></text:p><text:p text:style-name="P7"><text:span text:style-name="T5"><text:s text:c="5"/></text:span><text:span text:style-name="T5">a. set the parameters</text:span></text:p><text:p text:style-name="P7"><text:span text:style-name="T5"><text:s text:c="5"/></text:span><text:span text:style-name="T5">b. execute</text:span></text:p><text:p text:style-name="P7"><text:span text:style-name="T5"/></text:p></draw:text-box></draw:frame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>There is a partial solution in ffc-db-exercise_10_session_5.zip, should you get stuck. <text:span text:style-name="T4">Check the </text:span><text:span text:style-name="T3">BreedDB</text:span><text:span text:style-name="T4"> and the </text:span><text:span text:style-name="T3">DBConnection</text:span><text:span text:style-name="T4"> classe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23:02:12.682000000</meta:creation-date>
    <dc:date>2017-09-27T20:42:04.620000000</dc:date>
    <meta:editing-duration>PT10M55S</meta:editing-duration>
    <meta:editing-cycles>7</meta:editing-cycles>
    <meta:generator>LibreOffice/5.3.0.3$Windows_X86_64 LibreOffice_project/7074905676c47b82bbcfbea1aeefc84afe1c50e1</meta:generator>
    <meta:document-statistic meta:table-count="0" meta:image-count="0" meta:object-count="0" meta:page-count="1" meta:paragraph-count="6" meta:word-count="99" meta:character-count="657" meta:non-whitespace-character-count="561"/>
  </office:meta>
</office:document-meta>
</file>